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text-autospace="none"/>
      <style:text-properties fo:font-family="Arial-BoldMT" fo:font-size="14pt" fo:font-weight="bold" style:font-family-asian="Arial-BoldMT" style:font-size-asian="14pt" style:font-weight-asian="bold" style:font-family-complex="Arial-BoldMT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  <style:text-properties fo:font-family="Arial-BoldMT" fo:font-size="12pt" fo:font-weight="bold" style:font-family-asian="Arial-BoldMT" style:font-size-asian="12pt" style:font-weight-asian="bold" style:font-family-complex="Arial-BoldMT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1cm" svg:height="2cm" svg:x="1cm" svg:y="1cm">
          <text:p text:style-name="P1"><text:span text:style-name="T1">Usu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cm" svg:x="6.1cm" svg:y="8.2cm">
          <text:p text:style-name="P2"><text:span text:style-name="T2">Restaura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2cm" svg:x="11.1cm" svg:y="1cm">
          <text:p text:style-name="P2"><text:span text:style-name="T2">Di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6cm" svg:x="5.8cm" svg:y="12.6cm">
          <text:p text:style-name="P1"><text:span text:style-name="T2">ofr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4cm" svg:height="1.6cm" svg:x="3.3cm" svg:y="4.4cm">
          <text:p text:style-name="P1"><text:span text:style-name="T2">le gus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399cm" svg:height="1.6cm" svg:x="8.501cm" svg:y="4.4cm">
          <text:p text:style-name="P1"><text:span text:style-name="T2">mencion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9.3cm" svg:y1="13.4cm" svg:x2="13cm" svg:y2="13.4cm">
          <text:p/>
        </draw:line>
        <draw:line draw:style-name="gr2" draw:text-style-name="P3" draw:layer="layout" svg:x1="13cm" svg:y1="10cm" svg:x2="13cm" svg:y2="13.4cm">
          <text:p/>
        </draw:line>
        <draw:line draw:style-name="gr2" draw:text-style-name="P3" draw:layer="layout" svg:x1="5.8cm" svg:y1="13.4cm" svg:x2="2.5cm" svg:y2="13.4cm">
          <text:p/>
        </draw:line>
        <draw:line draw:style-name="gr2" draw:text-style-name="P3" draw:layer="layout" svg:x1="2.5cm" svg:y1="10.1cm" svg:x2="2.5cm" svg:y2="13.4cm">
          <text:p/>
        </draw:line>
        <draw:custom-shape draw:style-name="gr1" draw:text-style-name="P4" draw:layer="layout" svg:width="3.1cm" svg:height="2cm" svg:x="1cm" svg:y="8.2cm">
          <text:p text:style-name="P4"><text:span text:style-name="T3">P</text:span><text:span text:style-name="T2">roduct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cm" svg:y1="2cm" svg:x2="11.1cm" svg:y2="2cm">
          <text:p/>
        </draw:line>
        <draw:custom-shape draw:style-name="gr1" draw:text-style-name="P1" draw:layer="layout" svg:width="3.5cm" svg:height="1.6cm" svg:x="5.902cm" svg:y="1.2cm">
          <text:p text:style-name="P1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1cm" svg:height="2cm" svg:x="11.4cm" svg:y="8.2cm">
          <text:p text:style-name="P2"><text:span text:style-name="T2">Comerci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cm" svg:y1="3cm" svg:x2="2.6cm" svg:y2="3.7cm">
          <text:p/>
        </draw:line>
        <draw:line draw:style-name="gr2" draw:text-style-name="P3" draw:layer="layout" svg:x1="2.6cm" svg:y1="3.7cm" svg:x2="5cm" svg:y2="3.7cm">
          <text:p/>
        </draw:line>
        <draw:line draw:style-name="gr2" draw:text-style-name="P3" draw:layer="layout" svg:x1="5cm" svg:y1="4.4cm" svg:x2="5cm" svg:y2="3.7cm">
          <text:p/>
        </draw:line>
        <draw:line draw:style-name="gr2" draw:text-style-name="P3" draw:layer="layout" svg:x1="10.2cm" svg:y1="3.7cm" svg:x2="10.2cm" svg:y2="4.4cm">
          <text:p/>
        </draw:line>
        <draw:line draw:style-name="gr2" draw:text-style-name="P3" draw:layer="layout" svg:x1="10.2cm" svg:y1="3.7cm" svg:x2="12.6cm" svg:y2="3.7cm">
          <text:p/>
        </draw:line>
        <draw:line draw:style-name="gr2" draw:text-style-name="P3" draw:layer="layout" svg:x1="12.6cm" svg:y1="3.7cm" svg:x2="12.6cm" svg:y2="3cm">
          <text:p/>
        </draw:line>
        <draw:custom-shape draw:style-name="gr3" draw:text-style-name="P3" draw:layer="layout" svg:width="1.1cm" svg:height="0.7cm" svg:x="4.4cm" svg:y="6.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1417.98365122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1cm" svg:height="0.7cm" svg:x="9.601cm" svg:y="6.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1417.98365122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5cm" svg:y1="7.3cm" svg:x2="5cm" svg:y2="7.6cm">
          <text:p/>
        </draw:line>
        <draw:line draw:style-name="gr2" draw:text-style-name="P3" draw:layer="layout" svg:x1="10.2cm" svg:y1="7.3cm" svg:x2="10.2cm" svg:y2="7.9cm">
          <text:p/>
        </draw:line>
        <draw:line draw:style-name="gr2" draw:text-style-name="P3" draw:layer="layout" svg:x1="1.5cm" svg:y1="7.6cm" svg:x2="1.5cm" svg:y2="8.2cm">
          <text:p/>
        </draw:line>
        <draw:line draw:style-name="gr2" draw:text-style-name="P3" draw:layer="layout" svg:x1="3.5cm" svg:y1="7.9cm" svg:x2="3.5cm" svg:y2="8.2cm">
          <text:p/>
        </draw:line>
        <draw:line draw:style-name="gr2" draw:text-style-name="P3" draw:layer="layout" svg:x1="8.6cm" svg:y1="7.9cm" svg:x2="8.6cm" svg:y2="8.2cm">
          <text:p/>
        </draw:line>
        <draw:line draw:style-name="gr2" draw:text-style-name="P3" draw:layer="layout" svg:x1="14cm" svg:y1="7.9cm" svg:x2="14cm" svg:y2="8.2cm">
          <text:p/>
        </draw:line>
        <draw:line draw:style-name="gr2" draw:text-style-name="P3" draw:layer="layout" svg:x1="6.6cm" svg:y1="7.6cm" svg:x2="6.6cm" svg:y2="8.2cm">
          <text:p/>
        </draw:line>
        <draw:line draw:style-name="gr2" draw:text-style-name="P3" draw:layer="layout" svg:x1="12cm" svg:y1="7.6cm" svg:x2="12cm" svg:y2="8.2cm">
          <text:p/>
        </draw:line>
        <draw:line draw:style-name="gr2" draw:text-style-name="P3" draw:layer="layout" svg:x1="1.5cm" svg:y1="7.6cm" svg:x2="12cm" svg:y2="7.6cm">
          <text:p/>
        </draw:line>
        <draw:line draw:style-name="gr2" draw:text-style-name="P3" draw:layer="layout" svg:x1="3.5cm" svg:y1="7.9cm" svg:x2="14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Lallena Arquillo</meta:initial-creator>
    <meta:creation-date>2020-03-30T00:32:49.31</meta:creation-date>
    <dc:date>2020-03-30T00:55:46.16</dc:date>
    <dc:creator>Miguel Lallena Arquillo</dc:creator>
    <meta:editing-duration>PT5M25S</meta:editing-duration>
    <meta:editing-cycles>1</meta:editing-cycles>
    <meta:document-statistic meta:object-count="32"/>
    <meta:generator>OpenOffice/4.1.7$Win32 OpenOffice.org_project/417m1$Build-9800</meta:generator>
  </office:meta>
</office:document-meta>
</file>